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add6e7" draw:fill-color="#0096d4" fo:padding-top="-0.05cm" fo:padding-bottom="-0.05cm" fo:padding-left="-0.05cm" fo:padding-right="-0.05cm"/>
    </style:style>
    <style:style style:name="gr2" style:family="graphic" style:parent-style-name="standard">
      <style:graphic-properties svg:stroke-width="0cm" svg:stroke-color="#add6e7" draw:fill-color="#00b4ff" fo:padding-top="-0.05cm" fo:padding-bottom="-0.05cm" fo:padding-left="-0.05cm" fo:padding-right="-0.05cm"/>
    </style:style>
    <style:style style:name="gr3" style:family="graphic" style:parent-style-name="standard">
      <style:graphic-properties svg:stroke-width="0.01cm" svg:stroke-color="#add6e7" draw:fill="none" draw:fill-color="#ffffff" fo:padding-top="-0.045cm" fo:padding-bottom="-0.045cm" fo:padding-left="-0.045cm" fo:padding-right="-0.045cm"/>
    </style:style>
    <style:style style:name="gr4" style:family="graphic" style:parent-style-name="standard">
      <style:graphic-properties svg:stroke-width="0cm" svg:stroke-color="#add6e7" draw:fill-color="#005a80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6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  <style:style style:name="gr7" style:family="graphic" style:parent-style-name="standard">
      <style:graphic-properties svg:stroke-width="0.001cm" svg:stroke-color="#ffffff" draw:fill-color="#ffffff" fo:padding-top="-0.049cm" fo:padding-bottom="-0.049cm" fo:padding-left="-0.049cm" fo:padding-right="-0.049cm"/>
    </style:style>
    <style:style style:name="gr8" style:family="graphic" style:parent-style-name="standard">
      <style:graphic-properties draw:stroke="none" svg:stroke-width="0cm" draw:fill-color="#0096d4"/>
    </style:style>
  </office:automatic-styles>
  <office:body>
    <office:drawing>
      <draw:page draw:name="page1" draw:style-name="dp1" draw:master-page-name="Default">
        <draw:g>
          <draw:glue-point draw:id="4" svg:x="-1.985cm" svg:y="-4.971cm"/>
          <draw:glue-point draw:id="5" svg:x="1.502cm" svg:y="-4.971cm"/>
          <draw:glue-point draw:id="6" svg:x="4.988cm" svg:y="-4.971cm"/>
          <draw:glue-point draw:id="7" svg:x="4.999cm" svg:y="-4.971cm"/>
          <draw:glue-point draw:id="8" svg:x="5.009cm" svg:y="-4.971cm"/>
          <draw:glue-point draw:id="9" svg:x="2.496cm" svg:y="5.03cm"/>
          <draw:glue-point draw:id="10" svg:x="-5cm" svg:y="-1.488cm"/>
          <draw:glue-point draw:id="11" svg:x="-5cm" svg:y="1.786cm"/>
          <draw:glue-point draw:id="12" svg:x="-5cm" svg:y="5.03cm"/>
          <draw:glue-point draw:id="13" svg:x="0.223cm" svg:y="-1.611cm"/>
          <draw:polygon draw:style-name="gr1" draw:layer="layout" svg:width="2.126cm" svg:height="1.286cm" svg:x="0.006cm" svg:y="0.693cm" svg:viewBox="0 0 2127 1287" draw:points="0,1287 2127,1287 2127,0 0,0">
            <text:p/>
          </draw:polygon>
          <draw:polygon draw:style-name="gr2" draw:layer="layout" svg:width="2.843cm" svg:height="0.696cm" svg:x="0cm" svg:y="0cm" svg:viewBox="0 0 2844 697" draw:points="0,697 859,0 2844,0 2130,697">
            <text:p/>
          </draw:polygon>
          <draw:polyline draw:style-name="gr3" draw:layer="layout" svg:width="2.843cm" svg:height="0.696cm" svg:x="0cm" svg:y="0cm" svg:viewBox="0 0 2844 697" draw:points="0,697 859,0 2844,0 2130,697 0,697">
            <text:p/>
          </draw:polyline>
          <draw:polygon draw:style-name="gr4" draw:layer="layout" svg:width="0.711cm" svg:height="1.999cm" svg:x="2.131cm" svg:y="0.001cm" svg:viewBox="0 0 712 2000" draw:points="0,2000 711,1232 712,0 0,695">
            <text:p/>
          </draw:polygon>
          <draw:polyline draw:style-name="gr3" draw:layer="layout" svg:width="0.711cm" svg:height="1.999cm" svg:x="2.131cm" svg:y="0.001cm" svg:viewBox="0 0 712 2000" draw:points="0,2000 711,1232 712,0 0,695 0,2000">
            <text:p/>
          </draw:polyline>
          <draw:polygon draw:style-name="gr5" draw:layer="layout" svg:width="0.768cm" svg:height="0.145cm" svg:x="0.478cm" svg:y="0.456cm" svg:viewBox="0 0 769 146" draw:points="768,59 727,93 196,93 143,146 0,83 289,0 238,59 769,59">
            <text:p/>
          </draw:polygon>
          <draw:polygon draw:style-name="gr5" draw:layer="layout" svg:width="0.768cm" svg:height="0.145cm" svg:x="0.895cm" svg:y="0.196cm" svg:viewBox="0 0 769 146" draw:points="768,59 727,93 196,93 143,146 0,83 289,0 238,59 769,59">
            <text:p/>
          </draw:polygon>
          <draw:polygon draw:style-name="gr5" draw:layer="layout" svg:width="0.767cm" svg:height="0.145cm" svg:x="1.34cm" svg:y="0.336cm" svg:viewBox="0 0 768 146" draw:points="0,87 41,53 571,53 624,0 768,62 478,146 530,87">
            <text:p/>
          </draw:polygon>
          <draw:polygon draw:style-name="gr5" draw:layer="layout" svg:width="0.767cm" svg:height="0.145cm" svg:x="1.615cm" svg:y="0.076cm" svg:viewBox="0 0 768 146" draw:points="0,87 41,53 571,53 624,0 768,62 478,146 530,87">
            <text:p/>
          </draw:polygon>
          <draw:line draw:style-name="gr6" draw:layer="layout" svg:x1="0.415cm" svg:y1="1.744cm" svg:x2="1.954cm" svg:y2="1.744cm">
            <text:p/>
          </draw:line>
          <draw:line draw:style-name="gr6" draw:layer="layout" svg:x1="0.811cm" svg:y1="1.561cm" svg:x2="1.953cm" svg:y2="1.561cm">
            <text:p/>
          </draw:line>
          <draw:line draw:style-name="gr6" draw:layer="layout" svg:x1="1.684cm" svg:y1="0.907cm" svg:x2="1.953cm" svg:y2="0.907cm">
            <text:p/>
          </draw:line>
          <draw:line draw:style-name="gr6" draw:layer="layout" svg:x1="1.684cm" svg:y1="1.346cm" svg:x2="1.953cm" svg:y2="1.346cm">
            <text:p/>
          </draw:line>
          <draw:line draw:style-name="gr6" draw:layer="layout" svg:x1="1.684cm" svg:y1="1.127cm" svg:x2="1.953cm" svg:y2="1.127cm">
            <text:p/>
          </draw:line>
          <draw:path draw:style-name="gr7" draw:layer="layout" svg:width="0.202cm" svg:height="0.31cm" svg:x="0.476cm" svg:y="0.97cm" svg:viewBox="0 0 203 311" svg:d="m11 161 24-161h156v47h-120l-12 66 36-12h36c42 0 72 48 72 90v24c0 48-48 96-96 96h-24c-42 0-83-42-83-84h53c0 18 12 36 30 36h24c24 0 42-24 42-48v-24c0-24-12-48-36-48h-24l-30 18z">
            <text:p/>
          </draw:path>
          <draw:path draw:style-name="gr5" draw:layer="layout" svg:width="0.196cm" svg:height="0.31cm" svg:x="0.786cm" svg:y="0.964cm" svg:viewBox="0 0 197 311" svg:d="m0 125v60c0 60 29 126 89 126h18c60 0 90-66 90-126v-60c0-60-30-125-90-125h-18c-60 0-89 65-89 125z">
            <text:p/>
          </draw:path>
          <draw:path draw:style-name="gr8" draw:layer="layout" svg:width="0.095cm" svg:height="0.226cm" svg:x="0.839cm" svg:y="1.006cm" svg:viewBox="0 0 96 227" svg:d="m0 83v60c0 42 0 84 42 84h12c42 0 42-42 42-84v-60c0-42 0-83-42-83h-12c-42 0-42 41-42 83z">
            <text:p/>
          </draw:path>
          <draw:path draw:style-name="gr5" draw:layer="layout" svg:width="0.196cm" svg:height="0.31cm" svg:x="1.084cm" svg:y="0.964cm" svg:viewBox="0 0 197 311" svg:d="m0 125v60c0 60 29 126 89 126h18c60 0 90-66 90-126v-60c0-60-30-125-90-125h-18c-60 0-89 65-89 125z">
            <text:p/>
          </draw:path>
          <draw:path draw:style-name="gr8" draw:layer="layout" svg:width="0.095cm" svg:height="0.226cm" svg:x="1.137cm" svg:y="1.006cm" svg:viewBox="0 0 96 227" svg:d="m0 83v60c0 42 0 84 42 84h12c42 0 42-42 42-84v-60c0-42 0-83-42-83h-12c-42 0-42 41-42 83z">
            <text:p/>
          </draw:path>
          <draw:path draw:style-name="gr5" draw:layer="layout" svg:width="0.196cm" svg:height="0.31cm" svg:x="1.381cm" svg:y="0.964cm" svg:viewBox="0 0 197 311" svg:d="m0 125v60c0 60 29 126 89 126h18c60 0 90-66 90-126v-60c0-60-30-125-90-125h-18c-60 0-89 65-89 125z">
            <text:p/>
          </draw:path>
          <draw:path draw:style-name="gr8" draw:layer="layout" svg:width="0.095cm" svg:height="0.226cm" svg:x="1.435cm" svg:y="1.006cm" svg:viewBox="0 0 96 227" svg:d="m0 83v60c0 42 0 84 42 84h12c42 0 42-42 42-84v-60c0-42 0-83-42-83h-12c-42 0-42 41-42 8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Workgroup 5000</dc:title>
    <meta:creation-date>2011-02-07T16:38:06</meta:creation-date>
    <meta:editing-duration>P0D</meta:editing-duration>
    <meta:editing-cycles>1</meta:editing-cycles>
    <meta:document-statistic meta:object-count="22"/>
    <meta:generator>OpenOffice.org/3.3$Linux OpenOffice.org_project/330m20$Build-9567</meta:generator>
  </office:meta>
</office:document-meta>
</file>